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614599020" style:family="table" style:master-page-name="ta-mp-0x7f6614599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7f66145ce7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6145cf1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OL-1" style:family="table-column">
      <style:table-column-properties style:column-width="94.96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217.64pt" style:use-optimal-column-width="true"/>
    </style:style>
    <style:style style:name="ACOL-4" style:family="table-column">
      <style:table-column-properties style:column-width="119.65pt" style:use-optimal-column-width="true"/>
    </style:style>
    <style:style style:name="ACOL-5" style:family="table-column">
      <style:table-column-properties style:column-width="103.41pt" style:use-optimal-column-width="true"/>
    </style:style>
    <style:style style:name="ACOL-6" style:family="table-column">
      <style:table-column-properties style:column-width="292.56pt" style:use-optimal-column-width="true"/>
    </style:style>
    <style:style style:name="ACOL-7" style:family="table-column"/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7f6614599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0" table:number-columns-repeated="121"/>
        <table:table-row table:style-name="AROW-0">
          <table:table-cell table:style-name="Gnumeric-default" office:value-type="string">
            <text:p>num de serie</text:p>
          </table:table-cell>
          <table:table-cell table:style-name="Gnumeric-default" office:value-type="string">
            <text:p>marca</text:p>
          </table:table-cell>
          <table:table-cell table:style-name="Gnumeric-default" office:value-type="string">
            <text:p>modelo</text:p>
          </table:table-cell>
          <table:table-cell table:style-name="Gnumeric-default" office:value-type="string">
            <text:p>tipo</text:p>
          </table:table-cell>
          <table:table-cell table:style-name="Gnumeric-default" office:value-type="string">
            <text:p>estado</text:p>
          </table:table-cell>
          <table:table-cell table:style-name="Gnumeric-default" office:value-type="string">
            <text:p>falla</text:p>
          </table:table-cell>
          <table:table-cell table:style-name="Gnumeric-default" office:value-type="string">
            <text:p>diagnostico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5249">
            <text:p>5249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3390</text:p>
          </table:table-cell>
          <table:table-cell table:style-name="Gnumeric-default" office:value-type="string">
            <text:p>MULTIFUNCI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mfpCNG89B99B6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M1120</text:p>
          </table:table-cell>
          <table:table-cell table:style-name="Gnumeric-default" office:value-type="string">
            <text:p>MULTIFUNCU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G89B99BX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M1120 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FU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B3P9V9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SVP</text:p>
          </table:table-cell>
          <table:table-cell table:style-name="Gnumeric-default" office:value-type="string">
            <text:p>SERVI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float" office:value="4272488749">
            <text:p>4272488749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INSPIRON 1501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ACE-0x7f66145cf1c0" office:value-type="string">
            <text:p>REQUIERE MANTENIMIENTO NIVEL SOFTWARE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U8362148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5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ENCIENDE PERO NO ARANCA SISTEMA NI BIOS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D8416XKW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PRESARIO C 700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ENCIENDE NI RECIBE CORRIENTE DESDE CARGADOR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U9444RFS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U9444RC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MUESTRA FALLA EN DISCO DURO</text:p>
          </table:table-cell>
          <table:table-cell table:style-name="Gnumeric-default" office:value-type="string">
            <text:p>REQUIERE CAMBIO DE DISCO DURO 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240HL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S240HL ABID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AS091214147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SMART-UPS 1000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MUESTRA SIGNOS DE CARGA</text:p>
          </table:table-cell>
          <table:table-cell table:style-name="Gnumeric-default" office:value-type="string">
            <text:p>PUEDE QUE LAS BATERIAS INTERNAS REQUIERAN REEMPLAZO 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AS1319126146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UPS 1000VA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E3210090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CM1215 CP 1525) TONER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Q5949A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1160, 1320, 3390, 3392)</text:p>
          </table:table-cell>
          <table:table-cell table:style-name="Gnumeric-default" office:value-type="string">
            <text:p>TONER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Z7LFHCLDC00213</text:p>
          </table:table-cell>
          <table:table-cell table:style-name="Gnumeric-default" office:value-type="string">
            <text:p>SAMSUNG</text:p>
          </table:table-cell>
          <table:table-cell table:style-name="Gnumeric-default" office:value-type="string">
            <text:p>S24C300HL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DN172006WG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SF300-24</text:p>
          </table:table-cell>
          <table:table-cell table:style-name="Gnumeric-default" office:value-type="string">
            <text:p>CONMUT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F9B76J9Z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CM2320LFMFI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75L35464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F4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181343KL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305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R70CM I70CM0990</text:p>
          </table:table-cell>
          <table:table-cell table:style-name="Gnumeric-default" office:value-type="string">
            <text:p>FELLOWER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TRITUR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PASA CORRIENTE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CN66JB410B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3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945A005M517700115</text:p>
          </table:table-cell>
          <table:table-cell table:style-name="Gnumeric-default" office:value-type="string">
            <text:p>TRIP-LITE</text:p>
          </table:table-cell>
          <table:table-cell table:style-name="Gnumeric-default" office:value-type="string">
            <text:p>UPS</text:p>
          </table:table-cell>
          <table:table-cell table:style-name="Gnumeric-default"/>
          <table:table-cell table:style-name="Gnumeric-default" office:value-type="string">
            <text:p>NO FUNCIONA</text:p>
          </table:table-cell>
          <table:table-cell table:style-name="Gnumeric-default" office:value-type="string">
            <text:p>REVISAR BATERIAS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3B0941X0374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B1030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3B0941X35955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3B0941X3595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3B0941X0370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3B0941X03685</text:p>
          </table:table-cell>
          <table:table-cell table:style-name="Gnumeric-default" office:value-type="string">
            <text:p>APS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MXJ94803WT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MXJ947071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ER13370214L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ER14280280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style-name="Gnumeric-default" office:value-type="string">
            <text:p>SER153205A6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style-name="Gnumeric-default" office:value-type="string">
            <text:p>hjjk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gjgjhgj</text:p>
          </table:table-cell>
          <table:table-cell table:number-columns-repeated="124" table:style-name="Gnumeric-default"/>
        </table:table-row>
        <table:table-row table:style-name="AROW-0" table:number-rows-repeated="1048539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3" gnm:cursor-row="36">
          <gnm:selection gnm:start-col="3" gnm:start-row="36" gnm:end-col="3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66145857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6614599020" style:display-name="Hoja1" style:page-layout-name="pl-0x7f6614585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8T16:33:19Z</dc:date>
    <meta:creation-date>2015-03-17T14:46:12Z</meta:creation-date>
    <meta:editing-cycles>2</meta:editing-cycles>
    <meta:editing-duration>PT1M18S</meta:editing-duration>
    <meta:generator>gnumeric/1.12.9</meta:generator>
  </office:meta>
</office:document-meta>
</file>